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enlo" svg:font-family="Menlo, Monaco, 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5.078cm" table:align="right"/>
    </style:style>
    <style:style style:name="Tabla3.A" style:family="table-column">
      <style:table-column-properties style:column-width="6.276cm"/>
    </style:style>
    <style:style style:name="Tabla3.B" style:family="table-column">
      <style:table-column-properties style:column-width="8.802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297cm" table:align="right"/>
    </style:style>
    <style:style style:name="Tabla2.A" style:family="table-column">
      <style:table-column-properties style:column-width="4.572cm"/>
    </style:style>
    <style:style style:name="Tabla2.B" style:family="table-column">
      <style:table-column-properties style:column-width="5.865cm"/>
    </style:style>
    <style:style style:name="Tabla2.C" style:family="table-column">
      <style:table-column-properties style:column-width="5.86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line-height-at-least="0.503cm"/>
      <style:text-properties fo:color="#bbbbbb" style:font-name="Consolas" fo:font-size="10.5pt" fo:font-weight="normal" fo:background-color="#282c3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1.249cm" fo:margin-right="0cm" fo:text-indent="0cm" style:auto-text-indent="false"/>
    </style:style>
    <style:style style:name="P5" style:family="paragraph" style:parent-style-name="Standard">
      <style:paragraph-properties fo:margin-left="1.249cm" fo:margin-right="0cm" fo:text-indent="0cm" style:auto-text-indent="false"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left="0cm" fo:margin-right="0cm" fo:text-indent="1.249cm" style:auto-text-indent="false"/>
    </style:style>
    <style:style style:name="P7" style:family="paragraph" style:parent-style-name="Standard">
      <style:paragraph-properties fo:margin-left="2.498cm" fo:margin-right="0cm" fo:text-indent="-1.249cm" style:auto-text-indent="false"/>
    </style:style>
    <style:style style:name="P8" style:family="paragraph" style:parent-style-name="Standard">
      <style:paragraph-properties fo:margin-left="1.249cm" fo:margin-right="0cm" fo:text-indent="-1.249cm" style:auto-text-indent="false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left="2.498cm" fo:margin-right="0cm" fo:text-indent="-1.254cm" style:auto-text-indent="false"/>
    </style:style>
    <style:style style:name="P11" style:family="paragraph" style:parent-style-name="Standard">
      <style:paragraph-properties fo:margin-left="2.492cm" fo:margin-right="0cm" fo:text-indent="-1.244cm" style:auto-text-indent="fals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>
      <style:text-properties fo:background-color="#ffff00"/>
    </style:style>
    <style:style style:name="P16" style:family="paragraph" style:parent-style-name="Standard">
      <style:paragraph-properties fo:margin-left="2.498cm" fo:margin-right="0cm" fo:text-indent="-1.249cm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1.249cm" fo:margin-right="0cm" fo:text-indent="-1.249cm" style:auto-text-indent="false"/>
    </style:style>
    <style:style style:name="P18" style:family="paragraph" style:parent-style-name="Standard">
      <style:paragraph-properties fo:margin-left="1.249cm" fo:margin-right="0cm" fo:text-indent="-1.249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249cm" fo:margin-right="0cm" fo:text-indent="-1.249cm" style:auto-text-indent="false" fo:break-before="page"/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e06c75"/>
    </style:style>
    <style:style style:name="T4" style:family="text">
      <style:text-properties fo:color="#98c378"/>
    </style:style>
    <style:style style:name="T5" style:family="text">
      <style:text-properties fo:color="#98c379"/>
    </style:style>
    <style:style style:name="T6" style:family="text">
      <style:text-properties style:font-name="Wingding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s necesarios</text:p>
      <text:p text:style-name="P2">Para directorios</text:p>
      <text:p text:style-name="P2">pwd</text:p>
      <text:p text:style-name="P2"><text:tab/>Descripción: </text:p>
      <text:p text:style-name="Standard"><text:tab/>Imprime la ruta del directorio actual</text:p>
      <text:p text:style-name="Standard"><text:span text:style-name="T2">mkdir</text:span> </text:p>
      <text:p text:style-name="Standard"><text:tab/><text:span text:style-name="T2">Descripción: </text:span></text:p>
      <text:p text:style-name="Standard"><text:tab/>Crea directorios.</text:p>
      <text:p text:style-name="Standard"><text:tab/><text:span text:style-name="T2">Argumento(s):</text:span></text:p>
      <text:p text:style-name="P10">-p <text:tab/>Creará una ruta completa subdirectorio/subdirectorio/subdirectorio <text:span text:style-name="T6"></text:span> Ruta</text:p>
      <text:p text:style-name="Standard"><text:span text:style-name="T2">mv</text:span> </text:p>
      <text:p text:style-name="Standard"><text:tab/><text:span text:style-name="T2">Descripción: </text:span></text:p>
      <text:p text:style-name="Standard"><text:tab/>Mueve un archivo de un directorio a otro</text:p>
      <text:p text:style-name="Standard"><text:tab/>Tambien permite renombrar un directorio</text:p>
      <text:p text:style-name="Standard"><text:tab/><text:span text:style-name="T2">Ejemplo(s)</text:span>:</text:p>
      <text:p text:style-name="Standard"><text:tab/>mv directorio/nuevo_nombre <text:span text:style-name="T6"></text:span> Cambia el nombre de un directorio</text:p>
      <text:p text:style-name="Standard"><text:span text:style-name="T2">rmdir</text:span> </text:p>
      <text:p text:style-name="Standard"><text:tab/><text:span text:style-name="T2">Descripción: </text:span></text:p>
      <text:p text:style-name="Standard"><text:tab/>Borra un directorio</text:p>
      <text:p text:style-name="P2">Archivos</text:p>
      <text:p text:style-name="P2">ls</text:p>
      <text:p text:style-name="P2"><text:tab/>Descripción: </text:p>
      <text:p text:style-name="Standard"><text:span text:style-name="T2"><text:tab/></text:span>Lista los archivos y directorios contenidos en un archivo</text:p>
      <text:p text:style-name="Standard"><text:tab/><text:span text:style-name="T2">Argumento(s):</text:span></text:p>
      <text:p text:style-name="P10">-l<text:tab/>Muestra un listado detallado de la información (Permisos y tipo de archivo).</text:p>
      <text:p text:style-name="P10"><text:tab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Valor</text:p>
          </table:table-cell>
          <table:table-cell table:style-name="Tabla3.B1" office:value-type="string">
            <text:p text:style-name="P9">Descripción</text:p>
          </table:table-cell>
        </table:table-row>
        <table:table-row>
          <table:table-cell table:style-name="Tabla3.A2" office:value-type="string">
            <text:p text:style-name="P9">-</text:p>
          </table:table-cell>
          <table:table-cell table:style-name="Tabla3.B2" office:value-type="string">
            <text:p text:style-name="P9">Archivo regular.</text:p>
          </table:table-cell>
        </table:table-row>
        <table:table-row>
          <table:table-cell table:style-name="Tabla3.A2" office:value-type="string">
            <text:p text:style-name="P9">d</text:p>
          </table:table-cell>
          <table:table-cell table:style-name="Tabla3.B2" office:value-type="string">
            <text:p text:style-name="P9">Directorio.</text:p>
          </table:table-cell>
        </table:table-row>
        <table:table-row>
          <table:table-cell table:style-name="Tabla3.A2" office:value-type="string">
            <text:p text:style-name="P9">c</text:p>
          </table:table-cell>
          <table:table-cell table:style-name="Tabla3.B2" office:value-type="string">
            <text:p text:style-name="P9">Archivo de carácter especial</text:p>
          </table:table-cell>
        </table:table-row>
        <table:table-row>
          <table:table-cell table:style-name="Tabla3.A2" office:value-type="string">
            <text:p text:style-name="P9">L</text:p>
          </table:table-cell>
          <table:table-cell table:style-name="Tabla3.B2" office:value-type="string">
            <text:p text:style-name="P9">Enlace simbólico.</text:p>
          </table:table-cell>
        </table:table-row>
        <table:table-row>
          <table:table-cell table:style-name="Tabla3.A2" office:value-type="string">
            <text:p text:style-name="P9">P</text:p>
          </table:table-cell>
          <table:table-cell table:style-name="Tabla3.B2" office:value-type="string">
            <text:p text:style-name="P9">Tubería nombrada (FIFO)</text:p>
          </table:table-cell>
        </table:table-row>
        <table:table-row>
          <table:table-cell table:style-name="Tabla3.A2" office:value-type="string">
            <text:p text:style-name="P9">S</text:p>
          </table:table-cell>
          <table:table-cell table:style-name="Tabla3.B2" office:value-type="string">
            <text:p text:style-name="P9">Zócalo de dominio (socket)</text:p>
          </table:table-cell>
        </table:table-row>
      </table:table>
      <text:p text:style-name="P3"/>
      <text:p text:style-name="P11">-a<text:tab/>Muestra todos los archivos incluso los que comienzan por . punto (ocultos)</text:p>
      <text:p text:style-name="P4">-d<text:tab/>Muestra sólo los directorios</text:p>
      <text:p text:style-name="P4">-t<text:tab/>Ordena el listado por fechas</text:p>
      <text:p text:style-name="P16">-F<text:tab/>Indica tipo a continuación del nombre: / directorio, * ejecutable, @ enlace simbólico.</text:p>
      <text:p text:style-name="P18">touch</text:p>
      <text:p text:style-name="P8"><text:tab/><text:span text:style-name="T2">Descripcion:</text:span> <text:s/></text:p>
      <text:p text:style-name="P8"><text:tab/>crea un archivo</text:p>
      <text:p text:style-name="P8"><text:tab/><text:span text:style-name="T2">Ejemplo(s)</text:span>:</text:p>
      <text:p text:style-name="P8"><text:tab/><text:span text:style-name="T2">touch</text:span> archivo.js</text:p>
      <text:p text:style-name="P2">cp</text:p>
      <text:p text:style-name="Standard"><text:tab/><text:span text:style-name="T2">Descripcion:</text:span> </text:p>
      <text:p text:style-name="Standard"><text:soft-page-break/><text:tab/>Copia archivos y directorios</text:p>
      <text:p text:style-name="Standard"><text:tab/><text:span text:style-name="T2">Argumento(s):</text:span></text:p>
      <text:p text:style-name="Standard"><text:tab/>-f<text:tab/>Borrarando los archivos de destino ya existentes.</text:p>
      <text:p text:style-name="P4">-n<text:tab/>No copia los archivos si ya existen en destino.</text:p>
      <text:p text:style-name="P4">-p<text:tab/>Preservar los permisos, el usuario y el grupo del archivo a copiar.</text:p>
      <text:p text:style-name="P4">-R<text:tab/>Copiar directorios recursivamente.</text:p>
      <text:p text:style-name="P5">-v<text:tab/>Da información en pantalla sobre los archivos que se van copiando.</text:p>
      <text:p text:style-name="P6"><text:span text:style-name="T2">Ejemplo(s)</text:span>:</text:p>
      <text:p text:style-name="P7"><text:span text:style-name="T2">cp</text:span> enlaces.txt enlaces.bak</text:p>
      <text:p text:style-name="P4"># Crea una copia del archivo enlaces.txt con el nombre enlaces.bak dentro del directorio actual</text:p>
      <text:p text:style-name="P6"><text:span text:style-name="T2">cp</text:span> enlaces.txt directorio/</text:p>
      <text:p text:style-name="P4"># Crea una copia del archivo enlaces.txt dentro del sub-directorio copias (se supone que copias es un directorio que tiene que existir).</text:p>
      <text:p text:style-name="P2">rm</text:p>
      <text:p text:style-name="P2"><text:tab/>Descripción: </text:p>
      <text:p text:style-name="Standard"><text:span text:style-name="T2"><text:tab/></text:span>Borra un archivo o directorio</text:p>
      <text:p text:style-name="P2"><text:tab/>Argumento(s):</text:p>
      <text:p text:style-name="P3"><text:tab/>-r<text:tab/>Elimina el directorio copias y todo su contenido (achivos y subdirectorios).</text:p>
      <text:p text:style-name="P18">chmod</text:p>
      <text:p text:style-name="P8"><text:span text:style-name="T2"><text:tab/>Descripcion:</text:span> </text:p>
      <text:p text:style-name="P8"><text:tab/>Establece el modo de un archivo (Lectura, escritura, ejecución, etc.), de un archivo o directorio.</text:p>
      <text:p text:style-name="Standard"><text:tab/>Estos permisos vistos de manera básica son: lectura (<text:span text:style-name="T1">r</text:span>, <text:span text:style-name="T1">r</text:span>ead), escritura (<text:span text:style-name="T1">w</text:span>, <text:span text:style-name="T1">w</text:span>rite) y ejecución (<text:span text:style-name="T1">x</text:span>, <text:tab/>e<text:span text:style-name="T1">x</text:span>ecution) y se agrupan en bloques (rwx) para 3 diferentes clases (<text:span text:style-name="T1">usuario</text:span>, <text:span text:style-name="T1">grupo</text:span> y <text:span text:style-name="T1">otros</text:span>).</text:p>
      <text:p text:style-name="Standard"><text:tab/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Standard">Valor</text:p>
          </table:table-cell>
          <table:table-cell table:style-name="Tabla2.A1" office:value-type="string">
            <text:p text:style-name="Standard">Permiso</text:p>
          </table:table-cell>
          <table:table-cell table:style-name="Tabla2.C1" office:value-type="string">
            <text:p text:style-name="Standard">Listado del directorio</text:p>
          </table:table-cell>
        </table:table-row>
        <table:table-row>
          <table:table-cell table:style-name="Tabla2.A2" office:value-type="string">
            <text:p text:style-name="Standard">0</text:p>
          </table:table-cell>
          <table:table-cell table:style-name="Tabla2.A2" office:value-type="string">
            <text:p text:style-name="Standard">No leer, no escribir, no ejecutar</text:p>
          </table:table-cell>
          <table:table-cell table:style-name="Tabla2.C2" office:value-type="string">
            <text:p text:style-name="Standard">---</text:p>
          </table:table-cell>
        </table:table-row>
        <table:table-row>
          <table:table-cell table:style-name="Tabla2.A2" office:value-type="string">
            <text:p text:style-name="Standard">1</text:p>
          </table:table-cell>
          <table:table-cell table:style-name="Tabla2.A2" office:value-type="string">
            <text:p text:style-name="Standard">No leer, no escribir, ejecutar</text:p>
          </table:table-cell>
          <table:table-cell table:style-name="Tabla2.C2" office:value-type="string">
            <text:p text:style-name="Standard">--x</text:p>
          </table:table-cell>
        </table:table-row>
        <table:table-row>
          <table:table-cell table:style-name="Tabla2.A2" office:value-type="string">
            <text:p text:style-name="Standard">2</text:p>
          </table:table-cell>
          <table:table-cell table:style-name="Tabla2.A2" office:value-type="string">
            <text:p text:style-name="Standard">No leer, escribir, no ejecutar</text:p>
          </table:table-cell>
          <table:table-cell table:style-name="Tabla2.C2" office:value-type="string">
            <text:p text:style-name="Standard">w--</text:p>
          </table:table-cell>
        </table:table-row>
        <table:table-row>
          <table:table-cell table:style-name="Tabla2.A2" office:value-type="string">
            <text:p text:style-name="Standard">3</text:p>
          </table:table-cell>
          <table:table-cell table:style-name="Tabla2.A2" office:value-type="string">
            <text:p text:style-name="Standard">No leer, escribir, ejecutar</text:p>
          </table:table-cell>
          <table:table-cell table:style-name="Tabla2.C2" office:value-type="string">
            <text:p text:style-name="Standard">-wx</text:p>
          </table:table-cell>
        </table:table-row>
        <table:table-row>
          <table:table-cell table:style-name="Tabla2.A2" office:value-type="string">
            <text:p text:style-name="Standard">4</text:p>
          </table:table-cell>
          <table:table-cell table:style-name="Tabla2.A2" office:value-type="string">
            <text:p text:style-name="Standard">Leer, no escribir, no ejecutar</text:p>
          </table:table-cell>
          <table:table-cell table:style-name="Tabla2.C2" office:value-type="string">
            <text:p text:style-name="Standard">r--</text:p>
          </table:table-cell>
        </table:table-row>
        <table:table-row>
          <table:table-cell table:style-name="Tabla2.A2" office:value-type="string">
            <text:p text:style-name="Standard">5</text:p>
          </table:table-cell>
          <table:table-cell table:style-name="Tabla2.A2" office:value-type="string">
            <text:p text:style-name="Standard">Leer, no escribir, ejecutar</text:p>
          </table:table-cell>
          <table:table-cell table:style-name="Tabla2.C2" office:value-type="string">
            <text:p text:style-name="Standard">r-x</text:p>
          </table:table-cell>
        </table:table-row>
        <table:table-row>
          <table:table-cell table:style-name="Tabla2.A2" office:value-type="string">
            <text:p text:style-name="Standard">6</text:p>
          </table:table-cell>
          <table:table-cell table:style-name="Tabla2.A2" office:value-type="string">
            <text:p text:style-name="Standard">Leer, escribir, no ejecutar</text:p>
          </table:table-cell>
          <table:table-cell table:style-name="Tabla2.C2" office:value-type="string">
            <text:p text:style-name="Standard">rw-</text:p>
          </table:table-cell>
        </table:table-row>
        <table:table-row>
          <table:table-cell table:style-name="Tabla2.A2" office:value-type="string">
            <text:p text:style-name="Standard">7</text:p>
          </table:table-cell>
          <table:table-cell table:style-name="Tabla2.A2" office:value-type="string">
            <text:p text:style-name="Standard">Leer, escribir, ejecutar</text:p>
          </table:table-cell>
          <table:table-cell table:style-name="Tabla2.C2" office:value-type="string">
            <text:p text:style-name="Standard">rwx</text:p>
          </table:table-cell>
        </table:table-row>
      </table:table>
      <text:p text:style-name="Standard"/>
      <text:p text:style-name="P18"><text:tab/>Argumento(s):</text:p>
      <text:p text:style-name="P8"><text:tab/>-R Recursivo</text:p>
      <text:p text:style-name="P8"/>
      <text:p text:style-name="P19">Gestión de usuarios</text:p>
      <text:p text:style-name="Standard"/>
      <text:p text:style-name="Standard">El usuario propietario:</text:p>
      <text:p text:style-name="Standard">stat -c %U htdocs/</text:p>
      <text:p text:style-name="Standard"/>
      <text:p text:style-name="Standard">El grupo propietario:</text:p>
      <text:p text:style-name="Standard">stat -c %G htdocs/</text:p>
      <text:p text:style-name="Standard"/>
      <text:p text:style-name="Standard">Los permisos de acceso:</text:p>
      <text:p text:style-name="Standard">stat -c %A htdocs/</text:p>
      <text:p text:style-name="Standard"/>
      <text:p text:style-name="Standard">La orden groups muestra la pertenencia al grupo:</text:p>
      <text:p text:style-name="Standard">groups [usuario]</text:p>
      <text:p text:style-name="Standard"/>
      <text:p text:style-name="Standard">Si la variable usuario se omite, se muestran los grupos a los cuales pertenece el usuario actual.</text:p>
      <text:p text:style-name="Standard">La orden id proporciona detalles adicionales, como la UID del usuario y los GID asociados:</text:p>
      <text:p text:style-name="Standard">¿id [usuario]</text:p>
      <text:p text:style-name="Standard"/>
      <text:p text:style-name="Standard">Puede listar todos los grupos presentes en el sistema, ejecutando:</text:p>
      <text:p text:style-name="Standard">cat /etc/group</text:p>
      <text:p text:style-name="Standard"/>
      <text:p text:style-name="Standard">Puede crear un nuevo grupo con la orden groupadd:</text:p>
      <text:p text:style-name="Standard">groupadd [grupo]</text:p>
      <text:p text:style-name="Standard"/>
      <text:p text:style-name="Standard">Puede agregar un usuario a un grupo con la orden gpasswd:</text:p>
      <text:p text:style-name="Standard">gpasswd -a [usuario] [grupo]</text:p>
      <text:p text:style-name="Standard"/>
      <text:p text:style-name="Standard">Puede eliminar un grupo existente, ejecutando:</text:p>
      <text:p text:style-name="Standard">groupdel [grupo]</text:p>
      <text:p text:style-name="Standard"/>
      <text:p text:style-name="Standard">Puede eliminar un usuario de un grupo, ejecutando:</text:p>
      <text:p text:style-name="Standard">gpasswd -d [usuario] [grupo]</text:p>
      <text:p text:style-name="Standard">Si el usuario estaba conectado a la sesión cuando ha ejecutado la orden, debe reiniciar la sesión para que los cambios surtan efecto.</text:p>
      <text:p text:style-name="Standard"/>
      <text:p text:style-name="P2">Lecturas recomendadas</text:p>
      <text:p text:style-name="Standard"/>
      <text:p text:style-name="Standard"><text:a xlink:type="simple" xlink:href="https://wiki.archlinux.org/index.php/Users_and_groups_(Español" text:style-name="Internet_20_link" text:visited-style-name="Visited_20_Internet_20_Link">https://wiki.archlinux.org/index.php/Users_and_groups_(Espa%C3%B1ol</text:a>)</text:p>
      <text:p text:style-name="Standard"><text:a xlink:type="simple" xlink:href="https://www.linuxtotal.com.mx/index.php?cont=info_admon_008" text:style-name="Internet_20_link" text:visited-style-name="Visited_20_Internet_20_Link">https://www.linuxtotal.com.mx/index.php?cont=info_admon_008</text:a></text:p>
      <text:p text:style-name="Standard"/>
      <text:p text:style-name="P20">Notas: La terminal se manejará siempre en cuenta de administrador (root) usar comando SU – (Switch User)</text:p>
      <text:p text:style-name="Standard"/>
      <text:p text:style-name="P2">Gestor de paquetes por consola zypper </text:p>
      <text:p text:style-name="Standard"><text:a xlink:type="simple" xlink:href="https://es.opensuse.org/Zypper" text:style-name="Internet_20_link" text:visited-style-name="Visited_20_Internet_20_Link">https://es.opensuse.org/Zypper</text:a></text:p>
      <text:p text:style-name="Standard"/>
      <text:p text:style-name="Standard"><text:span text:style-name="T2">Comandos comunes</text:span></text:p>
      <text:p text:style-name="Standard">zypper install</text:p>
      <text:p text:style-name="Standard">zypper search</text:p>
      <text:p text:style-name="Standard"/>
      <text:p text:style-name="P21">Instalación de nodejs</text:p>
      <text:p text:style-name="Standard"/>
      <text:p text:style-name="Standard">zypper search nodejs</text:p>
      <text:p text:style-name="Standard">zypper install nodejs4</text:p>
      <text:p text:style-name="Standard"/>
      <text:p text:style-name="P21">Instalación de vscode</text:p>
      <text:p text:style-name="Standard"><text:a xlink:type="simple" xlink:href="https://code.visualstudio.com/docs/setup/linux#_rhel-fedora-and-centos-based-distributions" text:style-name="Internet_20_link" text:visited-style-name="Visited_20_Internet_20_Link">https://code.visualstudio.com/docs/setup/linux#_rhel-fedora-and-centos-based-distributions</text:a></text:p>
      <text:p text:style-name="Standard">Seguir el ejemplo:</text:p>
      <text:p text:style-name="P2">Paso 1:</text:p>
      <text:p text:style-name="Standard">rpm --import https://packages.microsoft.com/keys/microsoft.asc</text:p>
      <text:p text:style-name="P2">Paso 2:</text:p>
      <text:p text:style-name="P2">Cambiar de: </text:p>
      <text:p text:style-name="Standard">sh -c 'echo -e "[code]\nname=Visual Studio Code\nbaseurl=https://packages.microsoft.com/yumrepos/vscode\nenabled=1\ngpgcheck=1\ngpgkey=https://packages.microsoft.com/keys/microsoft.asc" &gt; /etc/<text:span text:style-name="T2">yum.repos.d</text:span>/vscode.repo'</text:p>
      <text:p text:style-name="P2">Cambiar a: </text:p>
      <text:p text:style-name="Standard">sh -c 'echo -e "[code]\nname=Visual Studio Code\nbaseurl=https://packages.microsoft.com/yumrepos/vscode\nenabled=1\ngpgcheck=1\ngpgkey=https://packages.microsoft.com/keys/microsoft.asc" &gt; /etc/<text:span text:style-name="T2">zypp/repos.d</text:span>/vscode.repo'</text:p>
      <text:p text:style-name="P2">Paso 3:</text:p>
      <text:p text:style-name="Standard">zypper install code</text:p>
      <text:p text:style-name="Standard"/>
      <text:p text:style-name="Standard">El edito ya incorpora un enlace simbolico para usar en terminal &gt; code script.js</text:p>
      <text:p text:style-name="Standard"/>
      <text:p text:style-name="Standard">Para sublime text 2 <text:a xlink:type="simple" xlink:href="http://meveekay.blogspot.mx/2015/10/install-sublime-text-on-linux-opensuse.html" text:style-name="Internet_20_link" text:visited-style-name="Visited_20_Internet_20_Link">http://meveekay.blogspot.mx/2015/10/install-sublime-text-on-linux-opensuse.html</text:a></text:p>
      <text:p text:style-name="Standard"/>
      <text:p text:style-name="P2"/>
      <text:p text:style-name="P21">Plugins para vscode </text:p>
      <text:p text:style-name="Standard"/>
      <text:p text:style-name="P2">Diseño del editor</text:p>
      <text:list xml:id="list4757007255342854050" text:style-name="L1">
        <text:list-item>
          <text:p text:style-name="P13"><text:span text:style-name="T2">Tema</text:span>: One Dark Pro - <text:a xlink:type="simple" xlink:href="https://marketplace.visualstudio.com/items?itemName=zhuangtongfa.Material-theme" text:style-name="Internet_20_link" text:visited-style-name="Visited_20_Internet_20_Link">https://marketplace.visualstudio.com/items?itemName=zhuangtongfa.Material-theme</text:a></text:p>
        </text:list-item>
        <text:list-item>
          <text:p text:style-name="P13"><text:span text:style-name="T2">Tema de los iconos</text:span>: seti-icons - <text:a xlink:type="simple" xlink:href="https://marketplace.visualstudio.com/items?itemName=qinjia.seti-icons" text:style-name="Internet_20_link" text:visited-style-name="Visited_20_Internet_20_Link">https://marketplace.visualstudio.com/items?itemName=qinjia.seti-icons</text:a></text:p>
        </text:list-item>
      </text:list>
      <text:p text:style-name="P2">Fronend</text:p>
      <text:list xml:id="list5275331820237552327" text:style-name="L2">
        <text:list-item>
          <text:p text:style-name="P14">JS-CSS-HTML Formatter - <text:a xlink:type="simple" xlink:href="https://marketplace.visualstudio.com/items?itemName=lonefy.vscode-JS-CSS-HTML-formatter" text:style-name="Internet_20_link" text:visited-style-name="Visited_20_Internet_20_Link">https://marketplace.visualstudio.com/items?itemName=lonefy.vscode-JS-CSS-HTML-formatter</text:a></text:p>
        </text:list-item>
        <text:list-item>
          <text:p text:style-name="P14">js-hint - <text:a xlink:type="simple" xlink:href="https://marketplace.visualstudio.com/items?itemName=dbaeumer.jshint" text:style-name="Internet_20_link" text:visited-style-name="Visited_20_Internet_20_Link">https://marketplace.visualstudio.com/items?itemName=dbaeumer.jshint</text:a></text:p>
          <text:p text:style-name="P14">requiere instalar jshint vía npm install -g jshint</text:p>
        </text:list-item>
        <text:list-item>
          <text:p text:style-name="P14">guides – from spywhere (ya lo trae la nueva versión de vscode)</text:p>
        </text:list-item>
      </text:list>
      <text:p text:style-name="P2">Configuraciones adicionales</text:p>
      <text:p text:style-name="P1"><text:span text:style-name="T3">"editor.renderWhitespace"</text:span>: <text:span text:style-name="T4">"</text:span><text:span text:style-name="T5">all</text:span><text:span text:style-name="T4">"</text:span>,</text:p>
      <text:p text:style-name="Standard"/>
      <text:p text:style-name="Standard"/>
      <text:p text:style-name="Standard"/>
      <text:p text:style-name="Standard"/>
      <text:p text:style-name="Standard"/>
      <text:p text:style-name="P21">Instalación de Apache</text:p>
      <text:p text:style-name="Standard"/>
      <text:p text:style-name="Standard">zypper install apache2</text:p>
      <text:p text:style-name="Standard"/>
      <text:p text:style-name="Standard">zypper enable apache2</text:p>
      <text:p text:style-name="Standard"/>
      <text:p text:style-name="Standard">Carpeta contenedora de archivos de configuracion</text:p>
      <text:p text:style-name="Standard">/etc/apache2/</text:p>
      <text:p text:style-name="Standard"/>
      <text:p text:style-name="Standard">Carpeta contenedora de locales</text:p>
      <text:p text:style-name="Standard">/srv/www/htdocs/</text:p>
      <text:p text:style-name="Standard"/>
      <text:p text:style-name="Standard">Carpeta de logs</text:p>
      <text:p text:style-name="Standard">/var/log/apache2/</text:p>
      <text:p text:style-name="Standard"/>
      <text:p text:style-name="Standard">Archivo host</text:p>
      <text:p text:style-name="Standard">/etc/hosts</text:p>
      <text:p text:style-name="Standard"/>
      <text:p text:style-name="Standard">touch index.html – se debe crear un archivo index para probas el servidor en la ruta /srv/www/htdocs/</text:p>
      <text:p text:style-name="Standard"/>
      <text:p text:style-name="P2">Utilidades de apache</text:p>
      <text:p text:style-name="Standard"/>
      <text:p text:style-name="Standard">a2enmod</text:p>
      <text:p text:style-name="Standard"/>
      <text:p text:style-name="P2">Cambiar usuario de la carpeta htdocs (no recomendado)</text:p>
      <text:p text:style-name="P15">chown - R tu_nombre_de_usuario /srv/www/htdocs</text:p>
      <text:p text:style-name="P2">Cambiar permisos de la carpeta htdocs (no recomendado)</text:p>
      <text:p text:style-name="Standard">chmod 777 -R /srv/www/htdocs/</text:p>
      <text:p text:style-name="P2">Crear enlace simbolico entre carperas www y carpeta local (no recomendado)</text:p>
      <text:p text:style-name="Standard">ln -s /home/samuel/public_html/ htdocs/</text:p>
      <text:p text:style-name="P2">Cambiar grupo de la carpera htdocs (no recomendado)</text:p>
      <text:p text:style-name="Standard">groupadd development</text:p>
      <text:p text:style-name="Standard">gpasswd -a samuel development</text:p>
      <text:p text:style-name="Standard">gpasswd -a root development</text:p>
      <text:p text:style-name="Standard">chown root:develoment -R htdocs/</text:p>
      <text:p text:style-name="Standard">chmod 775 para /srv/www/htdocs </text:p>
      <text:p text:style-name="Standard">Nota: valor original de chmod en htdocs es: 755 /srv/www/htdocs/</text:p>
      <text:p text:style-name="Standard">Nota: Si durante las prubeas al querer crear o editar un archivo no se logra por errores de permisos, reiniciar el equipo y probar de nuevo.</text:p>
      <text:p text:style-name="P2">Creación de host virtuales (recomendado)</text:p>
      <text:p text:style-name="Standard"/>
      <text:p text:style-name="Standard">Paso 1: Agregar entrada al archivo hosts</text:p>
      <text:p text:style-name="Standard">127.0.0.1 <text:s text:c="2"/>sistema.virtual</text:p>
      <text:p text:style-name="Standard">Paso 2: Configurar estructura de carperta en /home/usuario[samuel]/public_html</text:p>
      <text:p text:style-name="Standard">mkdir sistema</text:p>
      <text:p text:style-name="Standard">Paso 3: Crear archivo vhost.config con las siguientes entradas</text:p>
      <text:p text:style-name="Standard">&lt;VirtualHost *:80&gt;</text:p>
      <text:p text:style-name="Standard"><text:s text:c="4"/>ServerAdmin samuel_-_rojas@hotmail.com</text:p>
      <text:p text:style-name="Standard"><text:s text:c="4"/>ServerName sistema.virtual</text:p>
      <text:p text:style-name="Standard"><text:soft-page-break/><text:s text:c="4"/>DocumentRoot /home/samuel/public_html/sistema/</text:p>
      <text:p text:style-name="Standard"/>
      <text:p text:style-name="Standard"><text:s text:c="4"/>ErrorLog /var/log/apache2/sistema.virtual-error_log</text:p>
      <text:p text:style-name="Standard"><text:s text:c="4"/>CustomLog /var/log/apache2/sistema.virtual-access_log combined</text:p>
      <text:p text:style-name="Standard"/>
      <text:p text:style-name="Standard"><text:s text:c="4"/>HostnameLookups Off</text:p>
      <text:p text:style-name="Standard"><text:s text:c="4"/>UseCanonicalName Off</text:p>
      <text:p text:style-name="Standard"><text:s text:c="4"/>ServerSignature On</text:p>
      <text:p text:style-name="Standard"/>
      <text:p text:style-name="Standard"><text:s text:c="4"/>&lt;Directory "/home/samuel/public_html/sistema/"&gt;</text:p>
      <text:p text:style-name="Standard"><text:s text:c="8"/>Options Indexes FollowSymLinks</text:p>
      <text:p text:style-name="Standard"><text:s text:c="8"/>AllowOverride All</text:p>
      <text:p text:style-name="Standard"><text:s text:c="8"/>&lt;IfModule !mod_access_compat.c&gt;</text:p>
      <text:p text:style-name="Standard"><text:s text:c="12"/>Require all granted</text:p>
      <text:p text:style-name="Standard"><text:s text:c="8"/>&lt;/IfModule&gt;</text:p>
      <text:p text:style-name="Standard"><text:s text:c="8"/>&lt;ifModule mod_access_compat.c&gt;</text:p>
      <text:p text:style-name="Standard"><text:s text:c="12"/>Order allow,deny</text:p>
      <text:p text:style-name="Standard"><text:s text:c="12"/>Allow from all</text:p>
      <text:p text:style-name="Standard"><text:s text:c="8"/>&lt;/IfModule&gt;</text:p>
      <text:p text:style-name="Standard"><text:s text:c="4"/>&lt;/Directory&gt;</text:p>
      <text:p text:style-name="Standard">&lt;/VirtualHost&gt;<text:line-break/></text:p>
      <text:p text:style-name="Standard"/>
      <text:p text:style-name="Standard">Lecturas recomendadas</text:p>
      <text:p text:style-name="Standard"><text:a xlink:type="simple" xlink:href="https://en.opensuse.org/SDB:LAMP_setup" text:style-name="Internet_20_link" text:visited-style-name="Visited_20_Internet_20_Link">https://en.opensuse.org/SDB:LAMP_setup</text:a></text:p>
      <text:p text:style-name="Standard"><text:a xlink:type="simple" xlink:href="https://en.opensuse.org/SDB:LAMP_setup" text:style-name="Internet_20_link" text:visited-style-name="Visited_20_Internet_20_Link">https://en.opensuse.org/SDB:LAMP_setup</text:a></text:p>
      <text:p text:style-name="Standard"><text:a xlink:type="simple" xlink:href="https://en.opensuse.org/SDB:Linux_Apache_MySQL_PHP" text:style-name="Internet_20_link" text:visited-style-name="Visited_20_Internet_20_Link">https://en.opensuse.org/SDB:Linux_Apache_MySQL_PHP</text:a></text:p>
      <text:p text:style-name="Standard"><text:a xlink:type="simple" xlink:href="https://es.opensuse.org/Apache" text:style-name="Internet_20_link" text:visited-style-name="Visited_20_Internet_20_Link">https://es.opensuse.org/Apache</text:a></text:p>
      <text:p text:style-name="Standard"><text:a xlink:type="simple" xlink:href="https://es.opensuse.org/SDB:Configuración_archivos_Apache" text:style-name="Internet_20_link" text:visited-style-name="Visited_20_Internet_20_Link">https://es.opensuse.org/SDB:Configuraci%C3%B3n_archivos_Apache</text:a></text:p>
      <text:p text:style-name="Standard"><text:a xlink:type="simple" xlink:href="https://es.opensuse.org/SDB:Instalar_un_servidor_LAMP" text:style-name="Internet_20_link" text:visited-style-name="Visited_20_Internet_20_Link">https://es.opensuse.org/SDB:Instalar_un_servidor_LAMP</text:a></text:p>
      <text:p text:style-name="Standard"><text:a xlink:type="simple" xlink:href="https://en.opensuse.org/Apache2" text:style-name="Internet_20_link" text:visited-style-name="Visited_20_Internet_20_Link">https://en.opensuse.org/Apache2</text:a></text:p>
      <text:p text:style-name="Standard"><text:a xlink:type="simple" xlink:href="https://doc.opensuse.org/documentation/leap/reference/html/book.opensuse.reference/cha.apache2.html" text:style-name="Internet_20_link" text:visited-style-name="Visited_20_Internet_20_Link">https://doc.opensuse.org/documentation/leap/reference/html/book.opensuse.reference/cha.apache2.html</text:a></text:p>
      <text:p text:style-name="Standard"><text:a xlink:type="simple" xlink:href="https://es.opensuse.org/SDB:Instalar_un_servidor_LAMP" text:style-name="Internet_20_link" text:visited-style-name="Visited_20_Internet_20_Link">https://es.opensuse.org/SDB:Instalar_un_servidor_LAMP</text:a></text:p>
      <text:p text:style-name="Standard"><text:a xlink:type="simple" xlink:href="https://netbeans.org/kb/docs/php/configure-php-environment-ubuntu.html" text:style-name="Internet_20_link" text:visited-style-name="Visited_20_Internet_20_Link">https://netbeans.org/kb/docs/php/configure-php-environment-ubuntu.html</text:a></text:p>
      <text:p text:style-name="Standard"><text:a xlink:type="simple" xlink:href="https://www.unixmen.com/how-to-install-lamp-stack-on-opensuse-42-1/" text:style-name="Internet_20_link" text:visited-style-name="Visited_20_Internet_20_Link">https://www.unixmen.com/how-to-install-lamp-stack-on-opensuse-42-1/</text:a></text:p>
      <text:p text:style-name="Standard"><text:a xlink:type="simple" xlink:href="https://www.drupal.org/docs/develop/local-server-setup/linux-development-environments/opensuse-113-server-environment" text:style-name="Internet_20_link" text:visited-style-name="Visited_20_Internet_20_Link">https://www.drupal.org/docs/develop/local-server-setup/linux-development-environments/opensuse-113-server-environment</text:a></text:p>
      <text:p text:style-name="Standard"><text:a xlink:type="simple" xlink:href="https://www.ubiquityhosting.com/blog/lamp-opensuse-13-2-tutorial/" text:style-name="Internet_20_link" text:visited-style-name="Visited_20_Internet_20_Link">https://www.ubiquityhosting.com/blog/lamp-opensuse-13-2-tutorial/</text:a></text:p>
      <text:p text:style-name="Standard"><text:a xlink:type="simple" xlink:href="https://docs.joomla.org/Configuring_a_LAMPP_server_for_PHP_development/Linux_desktop" text:style-name="Internet_20_link" text:visited-style-name="Visited_20_Internet_20_Link">https://docs.joomla.org/Configuring_a_LAMPP_server_for_PHP_development/Linux_desktop</text:a></text:p>
      <text:p text:style-name="Standard"><text:a xlink:type="simple" xlink:href="https://en.opensuse.org/SDB:Apache_installation" text:style-name="Internet_20_link" text:visited-style-name="Visited_20_Internet_20_Link">https://en.opensuse.org/SDB:Apache_installation</text:a></text:p>
      <text:p text:style-name="Standard"><text:a xlink:type="simple" xlink:href="https://doc.opensuse.org/documentation/leap/reference/html/book.opensuse.reference/cha.apache2.html" text:style-name="Internet_20_link" text:visited-style-name="Visited_20_Internet_20_Link">https://doc.opensuse.org/documentation/leap/reference/html/book.opensuse.reference/cha.apache2.html</text:a></text:p>
      <text:p text:style-name="Standard"><text:a xlink:type="simple" xlink:href="https://www.linuxbabe.com/opensuse/apache-mariadb-php7-lamp-opensuse-leap-42-2" text:style-name="Internet_20_link" text:visited-style-name="Visited_20_Internet_20_Link">https://www.linuxbabe.com/opensuse/apache-mariadb-php7-lamp-opensuse-leap-42-2</text:a></text:p>
      <text:p text:style-name="Standard"><text:a xlink:type="simple" xlink:href="https://applebiter.com/2017/03/01/how-to-set-up-a-basic-lamp-environment-on-opensuse-leap-42-2/" text:style-name="Internet_20_link" text:visited-style-name="Visited_20_Internet_20_Link">https://applebiter.com/2017/03/01/how-to-set-up-a-basic-lamp-environment-on-opensuse-leap-42-2/</text:a></text:p>
      <text:p text:style-name="Standard"/>
      <text:p text:style-name="Standard"/>
      <text:p text:style-name="Standard"/>
      <text:p text:style-name="P2"/>
      <text:p text:style-name="P21">Instalar Workbench</text:p>
      <text:p text:style-name="Standard">zypper search mysql-workbench</text:p>
      <text:p text:style-name="Standard">zypper install mysql-workbench</text:p>
      <text:p text:style-name="Standard"/>
      <text:p text:style-name="P2">Instalar Git</text:p>
      <text:p text:style-name="Standard">zypper search git</text:p>
      <text:p text:style-name="Standard">zypper install g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enlo" svg:font-family="Menlo, Monaco, 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0T18:23:30.81</meta:creation-date>
    <dc:date>2017-06-12T09:58:31.06</dc:date>
    <meta:editing-duration>P1DT13H20M4S</meta:editing-duration>
    <meta:editing-cycles>60</meta:editing-cycles>
    <meta:generator>OpenOffice/4.1.3$Win32 OpenOffice.org_project/413m1$Build-9783</meta:generator>
    <meta:document-statistic meta:table-count="2" meta:image-count="0" meta:object-count="0" meta:page-count="10" meta:paragraph-count="242" meta:word-count="951" meta:character-count="8560"/>
  </office:meta>
</office:document-meta>
</file>